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6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6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enemy_hero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 table:number-rows-repeated="104855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11:29:44.788788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7T11:30:29.763988960</dc:date>
    <meta:editing-duration>P1DT18H34M13S</meta:editing-duration>
    <meta:editing-cycles>1751</meta:editing-cycles>
    <meta:document-statistic meta:table-count="9" meta:cell-count="2671" meta:object-count="0"/>
  </office:meta>
</office:document-meta>
</file>